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draw:textarea-vertical-align="middle" fo:min-height="11.929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outline1">
      <style:graphic-properties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7cm" fo:margin-bottom="1.2cm"/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8 _ OpenClassrooms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Déployer un modèle dans le cloud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la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2">Contexte et Problématique</text:p>
              </text:list-item>
              <text:list-item>
                <text:p text:style-name="P2">Big data: quelle architecture</text:p>
              </text:list-item>
              <text:list-item>
                <text:p text:style-name="P2">Architecture Proposée et chaine de traitements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Contexte et Problématiqu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ex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3:13:03.304269780</meta:creation-date>
    <meta:editing-duration>PT2M15S</meta:editing-duration>
    <meta:editing-cycles>2</meta:editing-cycles>
    <meta:generator>LibreOffice/6.4.7.2$Linux_X86_64 LibreOffice_project/40$Build-2</meta:generator>
    <dc:title>Inspiration</dc:title>
    <dc:date>2022-04-08T13:25:29.479581700</dc:date>
    <meta:document-statistic meta:object-count="34"/>
  </office:meta>
</office:document-meta>
</file>